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5" table:default-cell-style-name="ce5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2-01_08-54-24_000.jpg</text:p>
          </table:table-cell>
          <table:table-cell table:style-name="Default" office:value-type="string">
            <text:p>:m 1-2*4 RES / 245 / 『相対性理論』　メラー　永田恒夫、伊藤大介、訳 / p.9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2-01_08-54-47_000.jpg</text:p>
          </table:table-cell>
          <table:table-cell table:style-name="Default" office:value-type="string">
            <text:p>:m 3-4*4 RES / 245 / 『相対性理論』　メラー　永田恒夫、伊藤大介、訳 / p.9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8-12-01_08-55-07_000.jpg</text:p>
          </table:table-cell>
          <table:table-cell table:style-name="Default" office:value-type="string">
            <text:p>:m 見た夢 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8-12-01_08-55-21_000.jpg</text:p>
          </table:table-cell>
          <table:table-cell table:style-name="ce4" office:value-type="string">
            <text:p>:m music / log / kb / memo / free-102,struct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8-12-01_10-18-59_000.jpg</text:p>
          </table:table-cell>
          <table:table-cell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8-12-01_15-12-21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12-01_17-08-06_000.jpg</text:p>
          </table:table-cell>
          <table:table-cell office:value-type="string">
            <text:p>:diary / memo / 20181201 / 真の自己を生きる / (P,C,)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8-12-01_17-08-27_000.jpg</text:p>
          </table:table-cell>
          <table:table-cell office:value-type="string">
            <text:p>:diary / diary / 20181201 / (K,R,C,P,)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8-12-01_17-08-43_000.jpg</text:p>
          </table:table-cell>
          <table:table-cell office:value-type="string">
            <text:p>:diary / diary / 20181201 / (K,)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8-12-01_18-22-23_000.jpg</text:p>
          </table:table-cell>
          <table:table-cell office:value-type="string">
            <text:p>:m music / log / kb / s.1:R=1,free,moody s.2:R=2,free,soft,i.f.=sec-1 s.3:R=3,i.f.=free-103.A3,free,N s.4:free,N,rapsody,R=4 s.5:R=5,free,pattern-specific,k.Em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8-12-01_20-13-04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8-12-01_21-12-06_000.jpg</text:p>
          </table:table-cell>
          <table:table-cell office:value-type="string">
            <text:p>:diary / thoughts / 20181201 / (P,)</text:p>
          </table:table-cell>
          <table:table-cell table:number-columns-repeated="3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8-12-01_21-12-23_000.jpg</text:p>
          </table:table-cell>
          <table:table-cell office:value-type="string">
            <text:p>:tome / 愛から離れちゃだめなんだ / (J,K,)</text:p>
          </table:table-cell>
          <table:table-cell table:number-columns-repeated="3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8-12-02_02-44-20_000.jpg</text:p>
          </table:table-cell>
          <table:table-cell office:value-type="string">
            <text:p>:m :PHOTO 寝た時刻 / 20181102 </text:p>
          </table:table-cell>
          <table:table-cell table:number-columns-repeated="3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8-12-02_08-19-29_000.jpg</text:p>
          </table:table-cell>
          <table:table-cell office:value-type="string">
            <text:p>:m :PHOTO 起きた時刻 / 20181121</text:p>
          </table:table-cell>
          <table:table-cell table:number-columns-repeated="3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8-12-02_08-39-59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6" table:number-rows-repeated="31">
          <table:table-cell table:number-columns-repeated="6"/>
        </table:table-row>
        <table:table-row table:style-name="ro6" table:number-rows-repeated="5">
          <table:table-cell table:number-columns-repeated="2"/>
          <table:table-cell table:style-name="ce4"/>
          <table:table-cell table:number-columns-repeated="3"/>
        </table:table-row>
        <table:table-row table:style-name="ro6" table:number-rows-repeated="14">
          <table:table-cell table:number-columns-repeated="6"/>
        </table:table-row>
        <table:table-row table:style-name="ro6">
          <table:table-cell table:number-columns-repeated="2"/>
          <table:table-cell table:style-name="ce4"/>
          <table:table-cell table:number-columns-repeated="3"/>
        </table:table-row>
        <table:table-row table:style-name="ro6">
          <table:table-cell table:number-columns-repeated="6"/>
        </table:table-row>
        <table:table-row table:style-name="ro6">
          <table:table-cell table:number-columns-repeated="2"/>
          <table:table-cell table:style-name="ce4"/>
          <table:table-cell table:number-columns-repeated="3"/>
        </table:table-row>
        <table:table-row table:style-name="ro6">
          <table:table-cell table:number-columns-repeated="6"/>
        </table:table-row>
        <table:table-row table:style-name="ro6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6"/>
        </table:table-row>
        <table:table-row table:style-name="ro6">
          <table:table-cell table:number-columns-repeated="2"/>
          <table:table-cell table:style-name="ce4"/>
          <table:table-cell table:number-columns-repeated="3"/>
        </table:table-row>
        <table:table-row table:style-name="ro6" table:number-rows-repeated="18">
          <table:table-cell table:number-columns-repeated="2"/>
          <table:table-cell table:style-name="ce4"/>
          <table:table-cell table:number-columns-repeated="2"/>
          <table:table-cell table:style-name="Default"/>
        </table:table-row>
        <table:table-row table:style-name="ro6" table:number-rows-repeated="4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6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/>
          <table:table-cell table:style-name="Default" table:number-columns-repeated="2"/>
        </table:table-row>
        <table:table-row table:style-name="ro6" table:number-rows-repeated="4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ce1" office:value-type="float" office:value="18">
            <text:p>18</text:p>
          </table:table-cell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ce1" office:value-type="float" office:value="17">
            <text:p>17</text:p>
          </table:table-cell>
          <table:table-cell/>
          <table:table-cell table:style-name="Default" table:number-columns-repeated="2"/>
        </table:table-row>
        <table:table-row table:style-name="ro6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6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7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6">
          <table:table-cell/>
          <table:table-cell table:style-name="ce1" office:value-type="string">
            <text:p>-*</text:p>
          </table:table-cell>
          <table:table-cell table:style-name="ce1" table:formula="of:=COUNTIF([.$C$2:.$C17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6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6">
          <table:table-cell/>
          <table:table-cell table:style-name="ce1" office:value-type="string">
            <text:p>total</text:p>
          </table:table-cell>
          <table:table-cell table:style-name="ce1" table:formula="of:=COUNTA([.$B$2:.$B17])" office:value-type="float" office:value="16">
            <text:p>16</text:p>
          </table:table-cell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/>
          <table:table-cell table:style-name="ce2" office:value-type="string">
            <text:p>:m XXX</text:p>
          </table:table-cell>
          <table:table-cell table:style-name="Default" table:formula="of:=COUNTIF([.$C$2:.$C17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7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7];[.B17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6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:PHOTO 起きた時刻 / 20181121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 office:value-type="string">
            <text:p>*</text:p>
          </table:table-cell>
          <table:table-cell office:value-type="string">
            <text:p>:diary / 20181124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/>
          <table:table-cell table:style-name="ce4" office:value-type="string">
            <text:p>:m :PHOTO 寝た時刻 / 20181102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/>
          <table:table-cell office:value-type="string">
            <text:p>:diary / notes / 20181130 / (K,C,R,P,)</text:p>
          </table:table-cell>
          <table:table-cell table:style-name="Default"/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2018/12/02</text:date>, <text:time>09:18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2-02T09:18:09.20</dc:date>
    <dc:creator>iwabuchi ken</dc:creator>
    <meta:editing-duration>P5DT19H5M52S</meta:editing-duration>
    <meta:editing-cycles>2201</meta:editing-cycles>
    <meta:document-statistic meta:table-count="1" meta:cell-count="84" meta:object-count="0"/>
  </office:meta>
</office:document-meta>
</file>